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ANCH PREDICTION</text:p>
      <text:p text:style-name="Standard">1.</text:p>
      <text:p text:style-name="Standard"><text:tab/>a) One Bit BHT given -0.1, 0.888 yields a success rate around .45. And the predicted state <text:tab/>sequence is T N T N T N T N T N T N T N T N T N T</text:p>
      <text:p text:style-name="Standard"><text:tab/> <text:s text:c="2"/>Two Bit BHT given 0.5, 0.777 yields a success rate is 0.3. <text:s/>And the predicted state sequence is</text:p>
      <text:p text:style-name="Standard"><text:tab/>T N T N T N T N T N T N T N T N T N T</text:p>
      <text:p text:style-name="Standard"><text:tab/> <text:s/>2x2 Correlating given 0.5, 0.77778 yields a success rate of 0.6. And the predicted state <text:tab/>sequence is T N T N T N T N T N T N T N T N T N T</text:p>
      <text:p text:style-name="Standard"/>
      <text:p text:style-name="Standard"><text:tab/>b) The predicted sequence for the two bit BHT thing is T N T N T N T N T N T N T N T N T N <text:tab/>T and the actual sequence is N NT NT TN N T NT T N T NT T N T NT T N T NT TN</text:p>
      <text:p text:style-name="Standard">2.</text:p>
      <text:p text:style-name="Standard"><text:tab/>a) Dynamic branch prediction is different from static in that it records past data in order to learn <text:tab/>from it and optimize the prediction.</text:p>
      <text:p text:style-name="Standard"><text:tab/>1-bit branch prediction stores the last result while 2-bit stores the last two results.</text:p>
      <text:p text:style-name="Standard"><text:tab/></text:p>
      <text:p text:style-name="Standard"><text:tab/>b) The static branch prediction scheme is 1. predict never taken 2. predict always taken </text:p>
      <text:list xml:id="list21276307" text:style-name="L1">
        <text:list-item>
          <text:list>
            <text:list-item>
              <text:list>
                <text:list-item>
                  <text:p text:style-name="P1">Predict by opcode.</text:p>
                  <text:p text:style-name="P1"/>
                </text:list-item>
              </text:list>
            </text:list-item>
          </text:list>
        </text:list-item>
      </text:list>
      <text:list xml:id="list21304483" text:style-name="L2">
        <text:list-item>
          <text:list>
            <text:list-item>
              <text:list>
                <text:list-item>
                  <text:p text:style-name="P2">Dynamic branch prediction records the history of conditional branch instructions.</text:p>
                </text:list-item>
              </text:list>
            </text:list-item>
          </text:list>
        </text:list-item>
      </text:list>
      <text:p text:style-name="Standard"/>
      <text:p text:style-name="Standard">BRANCH TARGET BUFFER</text:p>
      <text:p text:style-name="Standard">1.</text:p>
      <text:p text:style-name="Standard"><text:tab/>a) </text:p>
      <text:p text:style-name="Standard"><text:tab/>1bit <text:s/>miss ratio = 0.01 and misprediction rate = 0.03</text:p>
      <text:p text:style-name="Standard"><text:tab/>2bit <text:s/>miss ratio = 0.01 and misprediction rate = 0.05</text:p>
      <text:p text:style-name="Standard"><text:tab/>2x2 <text:s/>miss ratio = 0.01 and misprediction rate = 0.09</text:p>
      <text:p text:style-name="Standard"/>
      <text:p text:style-name="Standard">2</text:p>
      <text:p text:style-name="Standard"><text:tab/>a)</text:p>
      <text:p text:style-name="Standard"><text:tab/>The branch prediction buffer predicts whether a branch will be taken or not taken and stores it. <text:tab/>While the branch target buffer stores the address of the last target so that recomputing is <text:tab/>lessened.</text:p>
      <text:p text:style-name="Standard"><text:tab/>b) The address of the previous target location is stored within the branch target buffer. It impacts <text:tab/>the prediction scheme in that we can now prefetch the target at the location as denoted by the <text:tab/>previous target lo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9T01:15:45.83</meta:creation-date>
    <meta:editing-duration>PT12M25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24" meta:word-count="347" meta:character-count="1648"/>
    <dc:date>2012-04-19T01:43:24.63</dc:date>
    <dc:creator>Jake Waffle</dc:creator>
  </office:meta>
</office:document-meta>
</file>